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Mono O" fo:font-size="15pt" style:font-size-asian="15pt" style:font-size-complex="15pt"/>
    </style:style>
    <style:style style:name="P2" style:family="paragraph" style:parent-style-name="Standard">
      <style:text-properties style:font-name="Linux Libertine Mono O" fo:font-size="15pt" officeooo:paragraph-rsid="000cadac" style:font-size-asian="15pt" style:font-size-complex="15pt"/>
    </style:style>
    <style:style style:name="P3" style:family="paragraph" style:parent-style-name="Standard">
      <style:paragraph-properties fo:break-before="page"/>
      <style:text-properties style:font-name="Linux Libertine Mono O" fo:font-size="15pt" style:font-size-asian="15pt" style:font-size-complex="1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.</text:p>
      <text:p text:style-name="P1"/>
      <text:p text:style-name="P1">1415926535897932384626433 8327950288419716939937510</text:p>
      <text:p text:style-name="P1">5820974944592307816406286 2089986280348253421170679</text:p>
      <text:p text:style-name="P1"/>
      <text:p text:style-name="P1">8214808651328230664709384 4609550582231725359408128</text:p>
      <text:p text:style-name="P1">4811174502841027019385211 0555964462294895493038196</text:p>
      <text:p text:style-name="P1"/>
      <text:p text:style-name="P1">4428810975665933446128475 6482337867831652712019091</text:p>
      <text:p text:style-name="P1">4564856692346034861045432 6648213393607260249141273</text:p>
      <text:p text:style-name="P2"/>
      <text:p text:style-name="P1">7245870066063155881748815 2092096282925409171536436</text:p>
      <text:p text:style-name="P1">7892590360011330530548820 4665213841469519415116094</text:p>
      <text:p text:style-name="P2"/>
      <text:p text:style-name="P1">3305727036575959195309218 6117381932611793105118548</text:p>
      <text:p text:style-name="P1">0744623799627495673518857 5272489122793818301194912</text:p>
      <text:p text:style-name="P1"/>
      <text:p text:style-name="P1">9833673362440656643086021 3949463952247371907021798</text:p>
      <text:p text:style-name="P1">6094370277053921717629317 6752384674818467669405132</text:p>
      <text:p text:style-name="P2"/>
      <text:p text:style-name="P1">0005681271452635608277857 7134275778960917363717872</text:p>
      <text:p text:style-name="P1">1468440901224953430146549 5853710507922796892589235</text:p>
      <text:p text:style-name="P1"/>
      <text:p text:style-name="P1">4201995611212902196086403 4418159813629774771309960</text:p>
      <text:p text:style-name="P1">5187072113499999983729780 4995105973173281609631859</text:p>
      <text:p text:style-name="P2"/>
      <text:p text:style-name="P1">5024459455346908302642522 3082533446850352619311881</text:p>
      <text:p text:style-name="P1">7101000313783875288658753 3208381420617177669147303</text:p>
      <text:p text:style-name="P2"/>
      <text:p text:style-name="P1">5982534904287554687311595 6286388235378759375195778</text:p>
      <text:p text:style-name="P1">1857780532171226806613001 9278766111959092164201989</text:p>
      <text:p text:style-name="P1"/>
      <text:p text:style-name="P3">3809525720106548586327886 5936153381827968230301952</text:p>
      <text:p text:style-name="P1">0353018529689957736225994 1389124972177528347913151</text:p>
      <text:p text:style-name="P1"/>
      <text:p text:style-name="P1">5574857242454150695950829 5331168617278558890750983</text:p>
      <text:p text:style-name="P1">8175463746493931925506040 0927701671139009848824012</text:p>
      <text:p text:style-name="P1"/>
      <text:p text:style-name="P1">8583616035637076601047101 8194295559619894676783744</text:p>
      <text:p text:style-name="P1">9448255379774726847104047 5346462080466842590694912</text:p>
      <text:p text:style-name="P1"/>
      <text:p text:style-name="P1">9331367702898915210475216 2056966024058038150193511</text:p>
      <text:p text:style-name="P1">2533824300355876402474964 7326391419927260426992279</text:p>
      <text:p text:style-name="P1"/>
      <text:p text:style-name="P1">6782354781636009341721641 2199245863150302861829745</text:p>
      <text:p text:style-name="P1">5570674983850549458858692 6995690927210797509302955</text:p>
      <text:p text:style-name="P1"/>
      <text:p text:style-name="P1">3211653449872027559602364 8066549911988183479775356</text:p>
      <text:p text:style-name="P1">6369807426542527862551818 4175746728909777727938000</text:p>
      <text:p text:style-name="P1"/>
      <text:p text:style-name="P1">8164706001614524919217321 7214772350141441973568548</text:p>
      <text:p text:style-name="P1">1613611573525521334757418 4946843852332390739414333</text:p>
      <text:p text:style-name="P1"/>
      <text:p text:style-name="P1">4547762416862518983569485 5620992192221842725502542</text:p>
      <text:p text:style-name="P1">5688767179049460165346680 4988627232791786085784383</text:p>
      <text:p text:style-name="P1"/>
      <text:p text:style-name="P1">8279679766814541009538837 8636095068006422512520511</text:p>
      <text:p text:style-name="P1">7392984896084128488626945 6042419652850222106611863</text:p>
      <text:p text:style-name="P1"/>
      <text:p text:style-name="P1">0674427862203919494504712 3713786960956364371917287</text:p>
      <text:p text:style-name="P1">4677646575739624138908658 3264599581339047802759010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12:17:21.125558423</meta:creation-date>
    <dc:date>2019-07-12T12:25:23.400427168</dc:date>
    <meta:editing-duration>PT8M1S</meta:editing-duration>
    <meta:editing-cycles>4</meta:editing-cycles>
    <meta:generator>LibreOffice/6.2.4.2$Linux_X86_64 LibreOffice_project/20$Build-2</meta:generator>
    <meta:document-statistic meta:table-count="0" meta:image-count="0" meta:object-count="0" meta:page-count="2" meta:paragraph-count="41" meta:word-count="81" meta:character-count="2042" meta:non-whitespace-character-count="2002"/>
  </office:meta>
</office:document-meta>
</file>